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ormal_32_3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3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4" style:family="table-cell" style:parent-style-name="Normal_32_2" style:data-style-name="N15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5" style:family="table-cell" style:parent-style-name="Default" style:data-style-name="N0">
      <style:text-properties style:text-line-through-style="solid" style:font-name="Calibri" style:font-name-asian="Calibri" style:font-name-complex="Calibri" fo:font-size="9pt" style:font-size-asian="9pt" style:font-size-complex="9pt" style:font-family-generic="swiss"/>
    </style:style>
    <style:style style:name="ce6" style:family="table-cell" style:parent-style-name="Default" style:data-style-name="N0">
      <style:text-properties style:font-name="Calibri" style:font-name-asian="Calibri" style:font-name-complex="Calibri" fo:font-size="9pt" style:font-size-asian="9pt" style:font-size-complex="9pt" fo:font-style="italic" style:font-style-asian="italic" style:font-style-complex="italic" style:font-family-generic="swiss"/>
    </style:style>
    <style:style style:name="ce7" style:family="table-cell" style:parent-style-name="Default" style:data-style-name="N0"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67770833333333cm"/>
    </style:style>
    <style:style style:name="co4" style:family="table-column">
      <style:table-column-properties fo:break-before="auto" style:column-width="5.10645833333333cm"/>
    </style:style>
    <style:style style:name="co5" style:family="table-column">
      <style:table-column-properties fo:break-before="auto" style:column-width="4.02166666666667cm"/>
    </style:style>
    <style:style style:name="co6" style:family="table-column">
      <style:table-column-properties fo:break-before="auto" style:column-width="11.5622916666667cm"/>
    </style:style>
    <style:style style:name="co7" style:family="table-column">
      <style:table-column-properties fo:break-before="auto" style:column-width="9.63083333333333cm"/>
    </style:style>
    <style:style style:name="co8" style:family="table-column">
      <style:table-column-properties fo:break-before="auto" style:column-width="9.81604166666667cm"/>
    </style:style>
    <style:style style:name="co9" style:family="table-column">
      <style:table-column-properties fo:break-before="auto" style:column-width="4.89479166666667cm"/>
    </style:style>
    <style:style style:name="co10" style:family="table-column">
      <style:table-column-properties fo:break-before="auto" style:column-width="2.6987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7.9375cm"/>
    </style:style>
    <style:style style:name="co13" style:family="table-column">
      <style:table-column-properties fo:break-before="auto" style:column-width="9.94833333333333cm"/>
    </style:style>
    <style:style style:name="co14" style:family="table-column">
      <style:table-column-properties fo:break-before="auto" style:column-width="13.6525cm"/>
    </style:style>
    <style:style style:name="co15" style:family="table-column">
      <style:table-column-properties fo:break-before="auto" style:column-width="1.42875cm"/>
    </style:style>
    <style:style style:name="co16" style:family="table-column">
      <style:table-column-properties fo:break-before="auto" style:column-width="3.06916666666667cm"/>
    </style:style>
    <style:style style:name="co17" style:family="table-column">
      <style:table-column-properties fo:break-before="auto" style:column-width="3.28083333333333cm"/>
    </style:style>
    <style:style style:name="co18" style:family="table-column">
      <style:table-column-properties fo:break-before="auto" style:column-width="1.905cm" style:use-optimal-column-width="true"/>
    </style:style>
    <style:style style:name="co19" style:family="table-column">
      <style:table-column-properties fo:break-before="auto" style:column-width="4.39208333333333cm" style:use-optimal-column-width="true"/>
    </style:style>
    <style:style style:name="co20" style:family="table-column">
      <style:table-column-properties fo:break-before="auto" style:column-width="2.96333333333333cm"/>
    </style:style>
    <style:style style:name="co21" style:family="table-column">
      <style:table-column-properties fo:break-before="auto" style:column-width="3.413125cm" style:use-optimal-column-width="true"/>
    </style:style>
    <style:style style:name="co22" style:family="table-column">
      <style:table-column-properties fo:break-before="auto" style:column-width="7.43479166666667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A,_ProjM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BABOK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MBOK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Google" table:style-name="ta1"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default-cell-style-name="ce1"/>
        <table:table-column table:style-name="co10" table:default-cell-style-name="ce1"/>
        <table:table-column table:style-name="co2" table:number-columns-repeated="16373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Order</text:p>
          </table:table-cell>
          <table:table-cell office:value-type="string" table:style-name="ce1">
            <text:p>Sub-order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Sub-area</text:p>
          </table:table-cell>
          <table:table-cell office:value-type="string" table:style-name="ce1">
            <text:p>Sub-sub-area</text:p>
          </table:table-cell>
          <table:table-cell office:value-type="string" table:style-name="ce1">
            <text:p>Knowledge</text:p>
          </table:table-cell>
          <table:table-cell office:value-type="string" table:style-name="ce1">
            <text:p>Skill</text:p>
          </table:table-cell>
          <table:table-cell office:value-type="string" table:style-name="ce1">
            <text:p>Tool skills</text:p>
          </table:table-cell>
          <table:table-cell office:value-type="string" table:style-name="ce1">
            <text:p>Resources</text:p>
          </table:table-cell>
          <table:table-cell office:value-type="string" table:style-name="ce1">
            <text:p>Author</text:p>
          </table:table-cell>
          <table:table-cell office:value-type="string" table:style-name="ce1">
            <text:p>Resource length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M-1</text:p>
          </table:table-cell>
          <table:table-cell office:value-type="string" table:style-name="ce1">
            <text:p>Mathematics</text:p>
          </table:table-cell>
          <table:table-cell office:value-type="string" table:style-name="ce1">
            <text:p>Overview/General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M-2</text:p>
          </table:table-cell>
          <table:table-cell office:value-type="string" table:style-name="ce1">
            <text:p>Mathematics</text:p>
          </table:table-cell>
          <table:table-cell office:value-type="string" table:style-name="ce1">
            <text:p>Discrete Mathematics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Mathematics</text:p>
          </table:table-cell>
          <table:table-cell office:value-type="string" table:style-name="ce1">
            <text:p>Logic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Mathematics</text:p>
          </table:table-cell>
          <table:table-cell office:value-type="string" table:style-name="ce1">
            <text:p>Graph theory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Mathematics</text:p>
          </table:table-cell>
          <table:table-cell office:value-type="string" table:style-name="ce1">
            <text:p>Linear algebra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Mathematics</text:p>
          </table:table-cell>
          <table:table-cell office:value-type="string" table:style-name="ce1">
            <text:p>Abstract algebra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Mathematics</text:p>
          </table:table-cell>
          <table:table-cell office:value-type="string" table:style-name="ce1">
            <text:p>Number theory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Mathematics</text:p>
          </table:table-cell>
          <table:table-cell office:value-type="string" table:style-name="ce1">
            <text:p>Cryptography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Mathematics</text:p>
          </table:table-cell>
          <table:table-cell office:value-type="string" table:style-name="ce1">
            <text:p>Info theory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Mathematics</text:p>
          </table:table-cell>
          <table:table-cell office:value-type="string" table:style-name="ce1">
            <text:p>Lambda calculus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Mathematics</text:p>
          </table:table-cell>
          <table:table-cell office:value-type="string" table:style-name="ce1">
            <text:p>Boolean algebra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Computer Architecture</text:p>
          </table:table-cell>
          <table:table-cell office:value-type="string" table:style-name="ce1">
            <text:p>Arithmetics</text:p>
          </table:table-cell>
          <table:table-cell office:value-type="string" table:style-name="ce1">
            <text:p>Number Representation</text:p>
          </table:table-cell>
          <table:table-cell office:value-type="string" table:style-name="ce1">
            <text:p>Integer number representation. Arithmetics</text:p>
          </table:table-cell>
          <table:table-cell office:value-type="string" table:style-name="ce1">
            <text:p>Be able to create an ALU in VHDL - for add/sub/mul/div/mod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Computer Architecture</text:p>
          </table:table-cell>
          <table:table-cell office:value-type="string" table:style-name="ce1">
            <text:p>Arithmetics</text:p>
          </table:table-cell>
          <table:table-cell office:value-type="string" table:style-name="ce1">
            <text:p>Number Representation</text:p>
          </table:table-cell>
          <table:table-cell office:value-type="string" table:style-name="ce1">
            <text:p>Floating-point. IEEE-754 standard. Representation, rounding, errors, etc.</text:p>
          </table:table-cell>
          <table:table-cell table:number-columns-repeated="2" table:style-name="ce1"/>
          <table:table-cell office:value-type="string" table:style-name="ce1">
            <text:p>Wikipedia; IEEE-754 standard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Computer Architecture</text:p>
          </table:table-cell>
          <table:table-cell office:value-type="string" table:style-name="ce1">
            <text:p>Arithmetics</text:p>
          </table:table-cell>
          <table:table-cell office:value-type="string" table:style-name="ce1">
            <text:p>Number Representation</text:p>
          </table:table-cell>
          <table:table-cell office:value-type="string" table:style-name="ce1">
            <text:p>Other reprs. of floating points - e.g. logarithmic</text:p>
          </table:table-cell>
          <table:table-cell table:number-columns-repeated="2" table:style-name="ce1"/>
          <table:table-cell office:value-type="string" table:style-name="ce1">
            <text:p>Wikipedia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Computer Architecture</text:p>
          </table:table-cell>
          <table:table-cell office:value-type="string" table:style-name="ce1">
            <text:p>Instruction Architecture</text:p>
          </table:table-cell>
          <table:table-cell office:value-type="string" table:style-name="ce1">
            <text:p>ARM</text:p>
          </table:table-cell>
          <table:table-cell office:value-type="string" table:style-name="ce1">
            <text:p>ARM architecture &amp; instructions</text:p>
          </table:table-cell>
          <table:table-cell office:value-type="string" table:style-name="ce1">
            <text:p>Decoding/disassembling ARM instr.</text:p>
          </table:table-cell>
          <table:table-cell table:style-name="ce1"/>
          <table:table-cell office:value-type="string" table:style-name="ce1">
            <text:p>ARM docs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Computer Architecture</text:p>
          </table:table-cell>
          <table:table-cell office:value-type="string" table:style-name="ce1">
            <text:p>Instruction Architecture</text:p>
          </table:table-cell>
          <table:table-cell office:value-type="string" table:style-name="ce1">
            <text:p>Intel</text:p>
          </table:table-cell>
          <table:table-cell office:value-type="string" table:style-name="ce1">
            <text:p>Intel architecture &amp; instructions</text:p>
          </table:table-cell>
          <table:table-cell office:value-type="string" table:style-name="ce1">
            <text:p>Decoding/disassembling Intel instr.</text:p>
          </table:table-cell>
          <table:table-cell table:style-name="ce1"/>
          <table:table-cell office:value-type="string" table:style-name="ce1">
            <text:p>Intel docs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Computer Architecture</text:p>
          </table:table-cell>
          <table:table-cell office:value-type="string" table:style-name="ce1">
            <text:p>Instruction Architecture</text:p>
          </table:table-cell>
          <table:table-cell office:value-type="string" table:style-name="ce1">
            <text:p>Reverse engineering</text:p>
          </table:table-cell>
          <table:table-cell office:value-type="string" table:style-name="ce1">
            <text:p>Procedures, tricks</text:p>
          </table:table-cell>
          <table:table-cell office:value-type="string" table:style-name="ce1">
            <text:p>reveng.net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string" table:style-name="ce1">
            <text:p>Computer Architecture</text:p>
          </table:table-cell>
          <table:table-cell office:value-type="string" table:style-name="ce1">
            <text:p>CPU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Different CPU architectures/paradigms, blocks, operations</text:p>
          </table:table-cell>
          <table:table-cell office:value-type="string" table:style-name="ce1">
            <text:p>Be able to create a CPU in VHDL</text:p>
          </table:table-cell>
          <table:table-cell table:style-name="ce1"/>
          <table:table-cell office:value-type="string" table:style-name="ce1">
            <text:p>????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Computer Architecture</text:p>
          </table:table-cell>
          <table:table-cell office:value-type="string" table:style-name="ce1">
            <text:p>CPU</text:p>
          </table:table-cell>
          <table:table-cell office:value-type="string" table:style-name="ce1">
            <text:p>Virtualization</text:p>
          </table:table-cell>
          <table:table-cell office:value-type="string" table:style-name="ce1">
            <text:p>Types and concepts of virtualization, containers &amp; hypervisors</text:p>
          </table:table-cell>
          <table:table-cell office:value-type="string" table:style-name="ce1">
            <text:p>Setup hypervisor, virtual machines, containers</text:p>
          </table:table-cell>
          <table:table-cell office:value-type="string" table:style-name="ce1">
            <text:p>QEMU, Virtbox, Xen, kvm, LXC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string" table:style-name="ce1">
            <text:p>Computer Architecture</text:p>
          </table:table-cell>
          <table:table-cell office:value-type="string" table:style-name="ce1">
            <text:p>CPU</text:p>
          </table:table-cell>
          <table:table-cell office:value-type="string" table:style-name="ce1">
            <text:p>Cloud</text:p>
          </table:table-cell>
          <table:table-cell office:value-type="string" table:style-name="ce1">
            <text:p>Different types of clouds</text:p>
          </table:table-cell>
          <table:table-cell office:value-type="string" table:style-name="ce1">
            <text:p>Create a cloud</text:p>
          </table:table-cell>
          <table:table-cell office:value-type="string" table:style-name="ce1">
            <text:p>Docker, Heroku, OpenCloud, Google App Engine, AWS, EC2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string" table:style-name="ce1">
            <text:p>CS</text:p>
          </table:table-cell>
          <table:table-cell office:value-type="string" table:style-name="ce1">
            <text:p>Algorithms and Data Structures</text:p>
          </table:table-cell>
          <table:table-cell table:number-columns-repeated="4" table:style-name="ce1"/>
          <table:table-cell office:value-type="string" table:style-name="ce1">
            <text:p>Algorithm Design Manual</text:p>
          </table:table-cell>
          <table:table-cell office:value-type="string" table:style-name="ce1">
            <text:p>Skiena</text:p>
          </table:table-cell>
          <table:table-cell office:value-type="string" table:style-name="ce1">
            <text:p>700 p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CS</text:p>
          </table:table-cell>
          <table:table-cell office:value-type="string" table:style-name="ce1">
            <text:p>Complexity &amp; Computability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CS</text:p>
          </table:table-cell>
          <table:table-cell office:value-type="string" table:style-name="ce1">
            <text:p>Computing machines</text:p>
          </table:table-cell>
          <table:table-cell table:style-name="ce1"/>
          <table:table-cell office:value-type="string" table:style-name="ce1">
            <text:p>Turing machine, Automata, Regex, etc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1">
            <text:p>SW Engineering</text:p>
          </table:table-cell>
          <table:table-cell office:value-type="string" table:style-name="ce1">
            <text:p>Methodology</text:p>
          </table:table-cell>
          <table:table-cell office:value-type="string" table:style-name="ce1">
            <text:p>Process</text:p>
          </table:table-cell>
          <table:table-cell office:value-type="string" table:style-name="ce1">
            <text:p>Know different methodologies (RUP, TSP/PSP, Crystal)</text:p>
          </table:table-cell>
          <table:table-cell table:number-columns-repeated="2" table:style-name="ce1"/>
          <table:table-cell office:value-type="string" table:style-name="ce1">
            <text:p>SWEBOK, SEI TSP/PSP, Crystal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SW Engineering</text:p>
          </table:table-cell>
          <table:table-cell office:value-type="string" table:style-name="ce1">
            <text:p>Methodology</text:p>
          </table:table-cell>
          <table:table-cell office:value-type="string" table:style-name="ce1">
            <text:p>Process</text:p>
          </table:table-cell>
          <table:table-cell office:value-type="string" table:style-name="ce1">
            <text:p>Know Agile methodologies, SCRUM, XP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1">
            <text:p>SW Engineering</text:p>
          </table:table-cell>
          <table:table-cell office:value-type="string" table:style-name="ce1">
            <text:p>Estimation &amp; Metrics</text:p>
          </table:table-cell>
          <table:table-cell table:number-columns-repeated="4" table:style-name="ce1"/>
          <table:table-cell office:value-type="string" table:style-name="ce1">
            <text:p>SW Metrics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SW Engineering</text:p>
          </table:table-cell>
          <table:table-cell office:value-type="string" table:style-name="ce1">
            <text:p>SW Quality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SW Engineering</text:p>
          </table:table-cell>
          <table:table-cell office:value-type="string" table:style-name="ce1">
            <text:p>Requirements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SW Engineering</text:p>
          </table:table-cell>
          <table:table-cell office:value-type="string" table:style-name="ce1">
            <text:p>DevOps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SW Engineering</text:p>
          </table:table-cell>
          <table:table-cell office:value-type="string" table:style-name="ce1">
            <text:p>SCM &amp; Releases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SW Engineering</text:p>
          </table:table-cell>
          <table:table-cell office:value-type="string" table:style-name="ce1">
            <text:p>Testing</text:p>
          </table:table-cell>
          <table:table-cell table:style-name="ce1"/>
          <table:table-cell office:value-type="string" table:style-name="ce1">
            <text:p>Know TDD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1">
            <text:p>SW Engineering</text:p>
          </table:table-cell>
          <table:table-cell office:value-type="string" table:style-name="ce1">
            <text:p>Coding</text:p>
          </table:table-cell>
          <table:table-cell table:style-name="ce1"/>
          <table:table-cell office:value-type="string" table:style-name="ce1">
            <text:p>Know coding best practices</text:p>
          </table:table-cell>
          <table:table-cell table:number-columns-repeated="2" table:style-name="ce1"/>
          <table:table-cell office:value-type="string" table:style-name="ce1">
            <text:p>Clean Code; Code Complete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1">
            <text:p>SW Engineering</text:p>
          </table:table-cell>
          <table:table-cell office:value-type="string" table:style-name="ce1">
            <text:p>SW Proj Management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SW Engineering</text:p>
          </table:table-cell>
          <table:table-cell office:value-type="string" table:style-name="ce1">
            <text:p>Architecture</text:p>
          </table:table-cell>
          <table:table-cell office:value-type="string" table:style-name="ce1">
            <text:p>General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SW Engineering</text:p>
          </table:table-cell>
          <table:table-cell office:value-type="string" table:style-name="ce1">
            <text:p>Architecture</text:p>
          </table:table-cell>
          <table:table-cell office:value-type="string" table:style-name="ce1">
            <text:p>Enterprise Architecture</text:p>
          </table:table-cell>
          <table:table-cell table:number-columns-repeated="3" table:style-name="ce1"/>
          <table:table-cell office:value-type="string" table:style-name="ce1">
            <text:p>EABOK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1">
            <text:p>SW Engineering</text:p>
          </table:table-cell>
          <table:table-cell office:value-type="string" table:style-name="ce1">
            <text:p>Patterns</text:p>
          </table:table-cell>
          <table:table-cell table:style-name="ce1"/>
          <table:table-cell office:value-type="string" table:style-name="ce1">
            <text:p>GoF, GRASP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1">
            <text:p>SW Engineering</text:p>
          </table:table-cell>
          <table:table-cell office:value-type="string" table:style-name="ce1">
            <text:p>Programming Paradigms</text:p>
          </table:table-cell>
          <table:table-cell office:value-type="string" table:style-name="ce1">
            <text:p>Structured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SW Engineering</text:p>
          </table:table-cell>
          <table:table-cell office:value-type="string" table:style-name="ce1">
            <text:p>Programming Paradigms</text:p>
          </table:table-cell>
          <table:table-cell office:value-type="string" table:style-name="ce1">
            <text:p>OO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SW Engineering</text:p>
          </table:table-cell>
          <table:table-cell office:value-type="string" table:style-name="ce1">
            <text:p>Programming Paradigms</text:p>
          </table:table-cell>
          <table:table-cell office:value-type="string" table:style-name="ce1">
            <text:p>Functional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SW Engineering</text:p>
          </table:table-cell>
          <table:table-cell office:value-type="string" table:style-name="ce1">
            <text:p>Programming Paradigms</text:p>
          </table:table-cell>
          <table:table-cell office:value-type="string" table:style-name="ce1">
            <text:p>Logical</text:p>
          </table:table-cell>
          <table:table-cell office:value-type="string" table:style-name="ce1">
            <text:p>Prolog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1">
            <text:p>SW Engineering</text:p>
          </table:table-cell>
          <table:table-cell office:value-type="string" table:style-name="ce1">
            <text:p>Programming Paradigms</text:p>
          </table:table-cell>
          <table:table-cell office:value-type="string" table:style-name="ce1">
            <text:p>Multicore programming</text:p>
          </table:table-cell>
          <table:table-cell office:value-type="string" table:style-name="ce1">
            <text:p>Parallel programming, distributed programming, GPU, OpenCL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1">
            <text:p>SW Engineering</text:p>
          </table:table-cell>
          <table:table-cell office:value-type="string" table:style-name="ce1">
            <text:p>Programming Paradigms</text:p>
          </table:table-cell>
          <table:table-cell office:value-type="string" table:style-name="ce1">
            <text:p>Embedded SW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OS</text:p>
          </table:table-cell>
          <table:table-cell office:value-type="string" table:style-name="ce1">
            <text:p>Internal structures</text:p>
          </table:table-cell>
          <table:table-cell table:style-name="ce1"/>
          <table:table-cell office:value-type="string" table:style-name="ce1">
            <text:p>Windows, Linux, VxWorks, FreeRTOS, QNX</text:p>
          </table:table-cell>
          <table:table-cell office:value-type="string" table:style-name="ce1">
            <text:p>Be able to create a driver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string" table:style-name="ce1">
            <text:p>CS</text:p>
          </table:table-cell>
          <table:table-cell office:value-type="string" table:style-name="ce1">
            <text:p>Linguistics</text:p>
          </table:table-cell>
          <table:table-cell office:value-type="string" table:style-name="ce1">
            <text:p>General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CS</text:p>
          </table:table-cell>
          <table:table-cell office:value-type="string" table:style-name="ce1">
            <text:p>Linguistics</text:p>
          </table:table-cell>
          <table:table-cell office:value-type="string" table:style-name="ce1">
            <text:p>Parsing</text:p>
          </table:table-cell>
          <table:table-cell table:number-columns-repeated="16379" table:style-name="ce1"/>
        </table:table-row>
        <table:table-row table:number-rows-repeated="7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CS</text:p>
          </table:table-cell>
          <table:table-cell office:value-type="string" table:style-name="ce2">
            <text:p>General</text:p>
          </table:table-cell>
          <table:table-cell table:style-name="ce1"/>
          <table:table-cell table:number-columns-repeated="2" table:style-name="ce2"/>
          <table:table-cell table:number-columns-repeated="16377"/>
        </table:table-row>
        <table:table-row table:style-name="ro2">
          <table:table-cell table:number-columns-repeated="2"/>
          <table:table-cell table:number-columns-repeated="2" table:style-name="ce1"/>
          <table:table-cell office:value-type="string" table:style-name="ce2">
            <text:p>Book: Savage, Models of Computation (Exploring the Power of Computing)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table:number-columns-repeated="2"/>
          <table:table-cell table:number-columns-repeated="2" table:style-name="ce1"/>
          <table:table-cell office:value-type="string" table:style-name="ce2">
            <text:p>Book: CS - Abstraction to Implementation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table:number-columns-repeated="2"/>
          <table:table-cell table:number-columns-repeated="2" table:style-name="ce1"/>
          <table:table-cell office:value-type="string" table:style-name="ce2">
            <text:p>Ullman: Foundations of CS (FOCS)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table:number-columns-repeated="2"/>
          <table:table-cell table:style-name="ce1"/>
          <table:table-cell office:value-type="string" table:style-name="ce2">
            <text:p>Algorithms</text:p>
          </table:table-cell>
          <table:table-cell table:style-name="ce1"/>
          <table:table-cell table:number-columns-repeated="2" table:style-name="ce2"/>
          <table:table-cell table:number-columns-repeated="16377"/>
        </table:table-row>
        <table:table-row table:style-name="ro2">
          <table:table-cell table:number-columns-repeated="2"/>
          <table:table-cell table:style-name="ce1"/>
          <table:table-cell office:value-type="string" table:style-name="ce2">
            <text:p>Languages &amp; Automata</text:p>
          </table:table-cell>
          <table:table-cell office:value-type="string" table:style-name="ce2">
            <text:p>Book: Hennessy, The Semantics of Programming Languages (Intro)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table:number-columns-repeated="2"/>
          <table:table-cell table:number-columns-repeated="2" table:style-name="ce1"/>
          <table:table-cell office:value-type="string" table:style-name="ce2">
            <text:p>Book: Schmidt, Denotational Semantics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table:number-columns-repeated="2"/>
          <table:table-cell table:style-name="ce1"/>
          <table:table-cell office:value-type="string" table:style-name="ce2">
            <text:p>Parsing</text:p>
          </table:table-cell>
          <table:table-cell table:style-name="ce1"/>
          <table:table-cell table:number-columns-repeated="2" table:style-name="ce2"/>
          <table:table-cell table:number-columns-repeated="16377"/>
        </table:table-row>
        <table:table-row table:style-name="ro2">
          <table:table-cell table:number-columns-repeated="2"/>
          <table:table-cell table:style-name="ce1"/>
          <table:table-cell office:value-type="string" table:style-name="ce2">
            <text:p>DB &amp; Relational</text:p>
          </table:table-cell>
          <table:table-cell table:style-name="ce1"/>
          <table:table-cell table:number-columns-repeated="2" table:style-name="ce2"/>
          <table:table-cell table:number-columns-repeated="16377"/>
        </table:table-row>
        <table:table-row table:style-name="ro2">
          <table:table-cell table:number-columns-repeated="2"/>
          <table:table-cell table:style-name="ce1"/>
          <table:table-cell office:value-type="string" table:style-name="ce2">
            <text:p>Functional</text:p>
          </table:table-cell>
          <table:table-cell table:style-name="ce1"/>
          <table:table-cell table:number-columns-repeated="2" table:style-name="ce2"/>
          <table:table-cell table:number-columns-repeated="16377"/>
        </table:table-row>
        <table:table-row table:style-name="ro2">
          <table:table-cell table:number-columns-repeated="2"/>
          <table:table-cell table:style-name="ce1"/>
          <table:table-cell office:value-type="string" table:style-name="ce2">
            <text:p>Concurrency</text:p>
          </table:table-cell>
          <table:table-cell office:value-type="string" table:style-name="ce2">
            <text:p>Book: Roscoe, The Theory and Practice of Concurrency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table:number-columns-repeated="2"/>
          <table:table-cell table:style-name="ce1"/>
          <table:table-cell office:value-type="string" table:style-name="ce2">
            <text:p>NoSQL</text:p>
          </table:table-cell>
          <table:table-cell table:style-name="ce1"/>
          <table:table-cell table:number-columns-repeated="2" table:style-name="ce2"/>
          <table:table-cell table:number-columns-repeated="16377"/>
        </table:table-row>
        <table:table-row table:style-name="ro2">
          <table:table-cell table:number-columns-repeated="2"/>
          <table:table-cell table:style-name="ce1"/>
          <table:table-cell office:value-type="string" table:style-name="ce2">
            <text:p>Data mining</text:p>
          </table:table-cell>
          <table:table-cell office:value-type="string" table:style-name="ce2">
            <text:p>Book: Aho &amp; Ullman, Mining of Massive Datasets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table:number-columns-repeated="2"/>
          <table:table-cell table:style-name="ce1"/>
          <table:table-cell office:value-type="string" table:style-name="ce2">
            <text:p>Codes, Info theory</text:p>
          </table:table-cell>
          <table:table-cell office:value-type="string" table:style-name="ce2">
            <text:p>Book: Berstel, Jean; Perrin, Dominique (1985), Theory of Codes, Academic Press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table:number-columns-repeated="2"/>
          <table:table-cell table:style-name="ce1"/>
          <table:table-cell office:value-type="string" table:style-name="ce2">
            <text:p>Parallel &amp; distributed computing</text:p>
          </table:table-cell>
          <table:table-cell office:value-type="string" table:style-name="ce2">
            <text:p>Book: Ananth Grama, Introduction to Parallel Computing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table:number-columns-repeated="2"/>
          <table:table-cell table:style-name="ce1"/>
          <table:table-cell table:style-name="ce2"/>
          <table:table-cell office:value-type="string" table:style-name="ce2">
            <text:p>Ipython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3" table:style-name="ce2"/>
          <table:table-cell table:number-columns-repeated="16377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3">
            <text:p>SW Engi</text:p>
          </table:table-cell>
          <table:table-cell table:style-name="ce4"/>
          <table:table-cell table:number-columns-repeated="16380" table:style-name="ce1"/>
        </table:table-row>
        <table:table-row table:style-name="ro2">
          <table:table-cell table:number-columns-repeated="2"/>
          <table:table-cell table:style-name="ce3"/>
          <table:table-cell office:value-type="string" table:style-name="ce4">
            <text:p>Read SWBOK</text:p>
          </table:table-cell>
          <table:table-cell table:number-columns-repeated="16380" table:style-name="ce1"/>
        </table:table-row>
        <table:table-row table:style-name="ro2">
          <table:table-cell table:number-columns-repeated="2"/>
          <table:table-cell table:style-name="ce3"/>
          <table:table-cell office:value-type="string" table:style-name="ce4">
            <text:p>Read TSP/PSP</text:p>
          </table:table-cell>
          <table:table-cell table:number-columns-repeated="16380" table:style-name="ce1"/>
        </table:table-row>
        <table:table-row table:style-name="ro2">
          <table:table-cell table:number-columns-repeated="2"/>
          <table:table-cell table:style-name="ce3"/>
          <table:table-cell office:value-type="string" table:style-name="ce4">
            <text:p>Read SCM (Best pract, IEEE)</text:p>
          </table:table-cell>
          <table:table-cell table:number-columns-repeated="16380" table:style-name="ce1"/>
        </table:table-row>
        <table:table-row table:style-name="ro2">
          <table:table-cell table:number-columns-repeated="2"/>
          <table:table-cell table:style-name="ce3"/>
          <table:table-cell office:value-type="string" table:style-name="ce4">
            <text:p>Read TDD</text:p>
          </table:table-cell>
          <table:table-cell table:number-columns-repeated="16380" table:style-name="ce1"/>
        </table:table-row>
        <table:table-row table:style-name="ro2">
          <table:table-cell table:number-columns-repeated="2"/>
          <table:table-cell table:style-name="ce3"/>
          <table:table-cell office:value-type="string" table:style-name="ce4">
            <text:p>Read ESA process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3"/>
          <table:table-cell office:value-type="string" table:style-name="ce4">
            <text:p>--&gt; ECSS-E-ST-10 SysEng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3"/>
          <table:table-cell office:value-type="string" table:style-name="ce4">
            <text:p>--&gt; ECSS-E-ST-40 SW Process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3"/>
          <table:table-cell office:value-type="string" table:style-name="ce4">
            <text:p>--&gt; ECSS-M-ST-10 Process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3"/>
          <table:table-cell office:value-type="string" table:style-name="ce4">
            <text:p>--&gt; ECSS-E-ST-10-2 Validation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3"/>
          <table:table-cell office:value-type="string" table:style-name="ce4">
            <text:p>--&gt; ECSS-E-ST-10-6 TRS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3"/>
          <table:table-cell office:value-type="string" table:style-name="ce4">
            <text:p>NASA process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3"/>
          <table:table-cell office:value-type="string" table:style-name="ce4">
            <text:p>SEL process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3"/>
          <table:table-cell office:value-type="string" table:style-name="ce4">
            <text:p>IEEE standards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3">
            <text:p>SEng</text:p>
          </table:table-cell>
          <table:table-cell table:style-name="ce4"/>
          <table:table-cell table:number-columns-repeated="16380"/>
        </table:table-row>
        <table:table-row table:style-name="ro2">
          <table:table-cell table:number-columns-repeated="2"/>
          <table:table-cell table:style-name="ce3"/>
          <table:table-cell office:value-type="string" table:style-name="ce4">
            <text:p>SEBOK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3"/>
          <table:table-cell office:value-type="string" table:style-name="ce4">
            <text:p>BABOK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3"/>
          <table:table-cell office:value-type="string" table:style-name="ce4">
            <text:p>NASA SE Hbook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3"/>
          <table:table-cell office:value-type="string" table:style-name="ce4">
            <text:p>SysML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3"/>
          <table:table-cell office:value-type="string" table:style-name="ce4">
            <text:p>INCOS SE</text:p>
          </table:table-cell>
          <table:table-cell table:number-columns-repeated="16380"/>
        </table:table-row>
        <table:table-row table:number-rows-repeated="1048477" table:style-name="ro1">
          <table:table-cell table:number-columns-repeated="16384"/>
        </table:table-row>
      </table:table>
      <table:table table:name="Electronics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number-rows-repeated="6"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HW Design Methodologies</text:p>
          </table:table-cell>
          <table:table-cell office:value-type="string" table:style-name="ce2">
            <text:p>Boolean Functions</text:p>
          </table:table-cell>
          <table:table-cell table:style-name="ce1"/>
          <table:table-cell table:number-columns-repeated="5" table:style-name="ce2"/>
          <table:table-cell table:number-columns-repeated="16375"/>
        </table:table-row>
        <table:table-row table:style-name="ro2">
          <table:table-cell/>
          <table:table-cell table:style-name="ce1"/>
          <table:table-cell office:value-type="string" table:style-name="ce2">
            <text:p>SI, Bergeron analysis</text:p>
          </table:table-cell>
          <table:table-cell office:value-type="string" table:style-name="ce2">
            <text:p>Book: Wegener, Complexity of Boolean Functions</text:p>
          </table:table-cell>
          <table:table-cell table:number-columns-repeated="5" table:style-name="ce2"/>
          <table:table-cell table:number-columns-repeated="16375"/>
        </table:table-row>
        <table:table-row table:style-name="ro2">
          <table:table-cell/>
          <table:table-cell table:number-columns-repeated="2" table:style-name="ce1"/>
          <table:table-cell office:value-type="string" table:style-name="ce2">
            <text:p>Book: PDN analysis</text:p>
          </table:table-cell>
          <table:table-cell table:number-columns-repeated="5" table:style-name="ce2"/>
          <table:table-cell table:number-columns-repeated="16375"/>
        </table:table-row>
        <table:table-row table:style-name="ro2">
          <table:table-cell/>
          <table:table-cell table:number-columns-repeated="2" table:style-name="ce1"/>
          <table:table-cell office:value-type="string" table:style-name="ce2">
            <text:p>Book: Black Magic</text:p>
          </table:table-cell>
          <table:table-cell table:number-columns-repeated="5" table:style-name="ce2"/>
          <table:table-cell table:number-columns-repeated="16375"/>
        </table:table-row>
        <table:table-row table:style-name="ro2">
          <table:table-cell/>
          <table:table-cell table:style-name="ce1"/>
          <table:table-cell office:value-type="string" table:style-name="ce2">
            <text:p>Grounding and Bonding</text:p>
          </table:table-cell>
          <table:table-cell office:value-type="string" table:style-name="ce2">
            <text:p>Book: Otths, Noise</text:p>
          </table:table-cell>
          <table:table-cell table:number-columns-repeated="5" table:style-name="ce2"/>
          <table:table-cell table:number-columns-repeated="16375"/>
        </table:table-row>
        <table:table-row table:style-name="ro2">
          <table:table-cell/>
          <table:table-cell table:style-name="ce1"/>
          <table:table-cell office:value-type="string" table:style-name="ce2">
            <text:p>Chip Design</text:p>
          </table:table-cell>
          <table:table-cell office:value-type="string" table:style-name="ce2">
            <text:p>MIL-STD, NEC standards, etc</text:p>
          </table:table-cell>
          <table:table-cell table:number-columns-repeated="5" table:style-name="ce2"/>
          <table:table-cell table:number-columns-repeated="16375"/>
        </table:table-row>
        <table:table-row table:style-name="ro2">
          <table:table-cell/>
          <table:table-cell table:number-columns-repeated="2" table:style-name="ce1"/>
          <table:table-cell office:value-type="string" table:style-name="ce2">
            <text:p>Book: Modern chip fabrication</text:p>
          </table:table-cell>
          <table:table-cell table:number-columns-repeated="5" table:style-name="ce2"/>
          <table:table-cell table:number-columns-repeated="16375"/>
        </table:table-row>
        <table:table-row table:style-name="ro2">
          <table:table-cell/>
          <table:table-cell table:style-name="ce1"/>
          <table:table-cell office:value-type="string" table:style-name="ce2">
            <text:p>SPICE / LTSPICE simulations</text:p>
          </table:table-cell>
          <table:table-cell office:value-type="string" table:style-name="ce2">
            <text:p>Book: LTSPICE handbook</text:p>
          </table:table-cell>
          <table:table-cell table:number-columns-repeated="5" table:style-name="ce2"/>
          <table:table-cell table:number-columns-repeated="16375"/>
        </table:table-row>
        <table:table-row table:style-name="ro2">
          <table:table-cell/>
          <table:table-cell table:style-name="ce1"/>
          <table:table-cell office:value-type="string" table:style-name="ce2">
            <text:p>Measurements</text:p>
          </table:table-cell>
          <table:table-cell office:value-type="string" table:style-name="ce2">
            <text:p>Book: Linear/Radial Measurements</text:p>
          </table:table-cell>
          <table:table-cell table:number-columns-repeated="5" table:style-name="ce2"/>
          <table:table-cell table:number-columns-repeated="16375"/>
        </table:table-row>
        <table:table-row table:style-name="ro2">
          <table:table-cell/>
          <table:table-cell table:number-columns-repeated="2" table:style-name="ce1"/>
          <table:table-cell office:value-type="string" table:style-name="ce2">
            <text:p>Book: (in ETEL) Measurements</text:p>
          </table:table-cell>
          <table:table-cell table:number-columns-repeated="5" table:style-name="ce2"/>
          <table:table-cell table:number-columns-repeated="16375"/>
        </table:table-row>
        <table:table-row table:number-rows-repeated="1048560" table:style-name="ro1">
          <table:table-cell table:number-columns-repeated="16384"/>
        </table:table-row>
      </table:table>
      <table:table table:name="Machine_eng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etallur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achine Element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etal processin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Foundry &amp; Forgin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lastic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trength of material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neumatics and hydraulic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echanics</text:p>
          </table:table-cell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  <table:table table:name="Action_Plans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number-columns-repeated="1017" table:default-cell-style-name="ce1"/>
        <table:table-column table:style-name="co2" table:number-columns-repeated="15360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Project</text:p>
          </table:table-cell>
          <table:table-cell office:value-type="string" table:style-name="ce1">
            <text:p>WBS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Task</text:p>
          </table:table-cell>
          <table:table-cell office:value-type="string" table:style-name="ce1">
            <text:p>LOE, h</text:p>
          </table:table-cell>
          <table:table-cell office:value-type="string" table:style-name="ce1">
            <text:p>Effors spent,h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General</text:p>
          </table:table-cell>
          <table:table-cell office:value-type="string" table:style-name="ce1">
            <text:p>Training</text:p>
          </table:table-cell>
          <table:table-cell office:value-type="string" table:style-name="ce1">
            <text:p>Learn SW Architecture</text:p>
          </table:table-cell>
          <table:table-cell table:number-columns-repeated="16381" table:style-name="ce1"/>
        </table:table-row>
        <table:table-row-group>
          <table:table-row table:style-name="ro1">
            <table:table-cell table:number-columns-repeated="3" table:style-name="ce1"/>
            <table:table-cell office:value-type="string" table:style-name="ce5">
              <text:p>Read: IEEE-1407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Read: SW Architecture in Practice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6">
              <text:p>end</text:p>
            </table:table-cell>
            <table:table-cell table:number-columns-repeated="16380" table:style-name="ce1"/>
          </table:table-row>
        </table:table-row-group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General</text:p>
          </table:table-cell>
          <table:table-cell office:value-type="string" table:style-name="ce1">
            <text:p>Training</text:p>
          </table:table-cell>
          <table:table-cell office:value-type="string" table:style-name="ce1">
            <text:p>Learn Agile Programming</text:p>
          </table:table-cell>
          <table:table-cell table:number-columns-repeated="16381" table:style-name="ce1"/>
        </table:table-row>
        <table:table-row-group>
          <table:table-row table:style-name="ro1">
            <table:table-cell table:number-columns-repeated="3" table:style-name="ce1"/>
            <table:table-cell office:value-type="string" table:style-name="ce1">
              <text:p>SCRUM: Read Scrum Guide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SCRUM: Read Scrum Primer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OpenUp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DDD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XP and anti-XP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Use cases of Alistair Cockburn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Crystal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6">
              <text:p>end</text:p>
            </table:table-cell>
            <table:table-cell table:number-columns-repeated="16380"/>
          </table:table-row>
        </table:table-row-group>
        <table:table-row table:style-name="ro1">
          <table:table-cell table:number-columns-repeated="3" table:style-name="ce1"/>
          <table:table-cell table:style-name="ce6"/>
          <table:table-cell table:number-columns-repeated="16380"/>
        </table:table-row>
        <table:table-row table:style-name="ro1">
          <table:table-cell office:value-type="string" table:style-name="ce1">
            <text:p>General</text:p>
          </table:table-cell>
          <table:table-cell office:value-type="string" table:style-name="ce1">
            <text:p>Training</text:p>
          </table:table-cell>
          <table:table-cell office:value-type="string" table:style-name="ce1">
            <text:p>Learn SW process, best practices, management</text:p>
          </table:table-cell>
          <table:table-cell table:number-columns-repeated="16381" table:style-name="ce1"/>
        </table:table-row>
        <table:table-row-group>
          <table:table-row table:style-name="ro1">
            <table:table-cell table:number-columns-repeated="3" table:style-name="ce1"/>
            <table:table-cell office:value-type="string" table:style-name="ce1">
              <text:p>Read ISO/IEC 12207 - SW Eng Life Cycle Processes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Read ISO/IEC 15504 - Process Assessment SPICE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Read: Capers Jones, The Economics of SW Quality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Read: Brooks, The Mythical Man-Month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6">
              <text:p>end</text:p>
            </table:table-cell>
            <table:table-cell table:number-columns-repeated="16380"/>
          </table:table-row>
        </table:table-row-group>
        <table:table-row table:style-name="ro1">
          <table:table-cell table:number-columns-repeated="3" table:style-name="ce1"/>
          <table:table-cell table:style-name="ce6"/>
          <table:table-cell table:number-columns-repeated="16380"/>
        </table:table-row>
        <table:table-row table:style-name="ro1">
          <table:table-cell office:value-type="string" table:style-name="ce1">
            <text:p>General</text:p>
          </table:table-cell>
          <table:table-cell office:value-type="string" table:style-name="ce1">
            <text:p>Training</text:p>
          </table:table-cell>
          <table:table-cell office:value-type="string" table:style-name="ce1">
            <text:p>Learn TDD</text:p>
          </table:table-cell>
          <table:table-cell table:number-columns-repeated="16381" table:style-name="ce1"/>
        </table:table-row>
        <table:table-row-group>
          <table:table-row table:style-name="ro1">
            <table:table-cell table:number-columns-repeated="3" table:style-name="ce1"/>
            <table:table-cell office:value-type="string" table:style-name="ce5">
              <text:p>Read: TDD in Embedded Systems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Read: xUnit Patterns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6">
              <text:p>end</text:p>
            </table:table-cell>
            <table:table-cell table:number-columns-repeated="16380"/>
          </table:table-row>
        </table:table-row-group>
        <table:table-row table:style-name="ro1">
          <table:table-cell table:number-columns-repeated="3" table:style-name="ce1"/>
          <table:table-cell table:style-name="ce6"/>
          <table:table-cell table:number-columns-repeated="16380"/>
        </table:table-row>
        <table:table-row table:style-name="ro1">
          <table:table-cell office:value-type="string" table:style-name="ce1">
            <text:p>General</text:p>
          </table:table-cell>
          <table:table-cell office:value-type="string" table:style-name="ce1">
            <text:p>Training</text:p>
          </table:table-cell>
          <table:table-cell office:value-type="string" table:style-name="ce1">
            <text:p>Learn Refactoring</text:p>
          </table:table-cell>
          <table:table-cell table:number-columns-repeated="16381" table:style-name="ce1"/>
        </table:table-row>
        <table:table-row-group>
          <table:table-row table:style-name="ro1">
            <table:table-cell table:number-columns-repeated="3" table:style-name="ce1"/>
            <table:table-cell office:value-type="string" table:style-name="ce1">
              <text:p>Read: Refactoring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6">
              <text:p>end</text:p>
            </table:table-cell>
            <table:table-cell table:number-columns-repeated="16380"/>
          </table:table-row>
        </table:table-row-group>
        <table:table-row table:style-name="ro1">
          <table:table-cell table:number-columns-repeated="3" table:style-name="ce1"/>
          <table:table-cell table:style-name="ce6"/>
          <table:table-cell table:number-columns-repeated="16380"/>
        </table:table-row>
        <table:table-row table:style-name="ro1">
          <table:table-cell office:value-type="string" table:style-name="ce1">
            <text:p>General</text:p>
          </table:table-cell>
          <table:table-cell office:value-type="string" table:style-name="ce1">
            <text:p>Training</text:p>
          </table:table-cell>
          <table:table-cell office:value-type="string" table:style-name="ce1">
            <text:p>Learn SW methods</text:p>
          </table:table-cell>
          <table:table-cell table:number-columns-repeated="16381" table:style-name="ce1"/>
        </table:table-row>
        <table:table-row-group>
          <table:table-row table:style-name="ro1">
            <table:table-cell table:number-columns-repeated="3" table:style-name="ce1"/>
            <table:table-cell office:value-type="string" table:style-name="ce1">
              <text:p>ESA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NASA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SEI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IEEE Standards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SWBOK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6">
              <text:p>end</text:p>
            </table:table-cell>
            <table:table-cell table:number-columns-repeated="16380"/>
          </table:table-row>
        </table:table-row-group>
        <table:table-row table:style-name="ro1">
          <table:table-cell table:number-columns-repeated="3" table:style-name="ce1"/>
          <table:table-cell table:style-name="ce6"/>
          <table:table-cell table:number-columns-repeated="16380"/>
        </table:table-row>
        <table:table-row table:style-name="ro1">
          <table:table-cell office:value-type="string" table:style-name="ce1">
            <text:p>General</text:p>
          </table:table-cell>
          <table:table-cell office:value-type="string" table:style-name="ce1">
            <text:p>Training</text:p>
          </table:table-cell>
          <table:table-cell office:value-type="string" table:style-name="ce1">
            <text:p>Learn requirements management</text:p>
          </table:table-cell>
          <table:table-cell table:number-columns-repeated="16381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General</text:p>
          </table:table-cell>
          <table:table-cell office:value-type="string" table:style-name="ce1">
            <text:p>Training</text:p>
          </table:table-cell>
          <table:table-cell office:value-type="string" table:style-name="ce1">
            <text:p>Learn SCM</text:p>
          </table:table-cell>
          <table:table-cell table:number-columns-repeated="16381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General</text:p>
          </table:table-cell>
          <table:table-cell office:value-type="string" table:style-name="ce1">
            <text:p>Training</text:p>
          </table:table-cell>
          <table:table-cell office:value-type="string" table:style-name="ce1">
            <text:p>Learn Verfication and Questa SIM</text:p>
          </table:table-cell>
          <table:table-cell table:number-columns-repeated="16381" table:style-name="ce1"/>
        </table:table-row>
        <table:table-row-group>
          <table:table-row table:style-name="ro1">
            <table:table-cell table:number-columns-repeated="3" table:style-name="ce1"/>
            <table:table-cell office:value-type="string" table:style-name="ce1">
              <text:p>Questa Sim Doc: Making a Test Plan (see with TBR)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6">
              <text:p>end</text:p>
            </table:table-cell>
            <table:table-cell table:number-columns-repeated="16380"/>
          </table:table-row>
        </table:table-row-group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UA</text:p>
          </table:table-cell>
          <table:table-cell office:value-type="string" table:style-name="ce1">
            <text:p>Training:Team:C++</text:p>
          </table:table-cell>
          <table:table-cell office:value-type="string" table:style-name="ce1">
            <text:p>Learn C++</text:p>
          </table:table-cell>
          <table:table-cell table:number-columns-repeated="16381" table:style-name="ce1"/>
        </table:table-row>
        <table:table-row-group>
          <table:table-row table:style-name="ro1">
            <table:table-cell table:number-columns-repeated="3" table:style-name="ce1"/>
            <table:table-cell office:value-type="string" table:style-name="ce1">
              <text:p>Stratustrup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Standard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Templates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STL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Meyer, Effective C++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Sutter, 101 practices C++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6">
              <text:p>end</text:p>
            </table:table-cell>
            <table:table-cell table:number-columns-repeated="16380"/>
          </table:table-row>
        </table:table-row-group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General</text:p>
          </table:table-cell>
          <table:table-cell office:value-type="string" table:style-name="ce1">
            <text:p>Training</text:p>
          </table:table-cell>
          <table:table-cell office:value-type="string" table:style-name="ce1">
            <text:p>Learn SW planning</text:p>
          </table:table-cell>
          <table:table-cell table:number-columns-repeated="16381" table:style-name="ce1"/>
        </table:table-row>
        <table:table-row-group>
          <table:table-row table:style-name="ro1">
            <table:table-cell table:number-columns-repeated="3" table:style-name="ce1"/>
            <table:table-cell office:value-type="string" table:style-name="ce1">
              <text:p>EVM &amp; Agile graphs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Functional points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6">
              <text:p>end</text:p>
            </table:table-cell>
            <table:table-cell table:number-columns-repeated="16380"/>
          </table:table-row>
        </table:table-row-group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UA</text:p>
          </table:table-cell>
          <table:table-cell office:value-type="string" table:style-name="ce1">
            <text:p>Training:Team:C++</text:p>
          </table:table-cell>
          <table:table-cell office:value-type="string" table:style-name="ce1">
            <text:p>Learn OOADP</text:p>
          </table:table-cell>
          <table:table-cell table:number-columns-repeated="16381" table:style-name="ce1"/>
        </table:table-row>
        <table:table-row-group>
          <table:table-row table:style-name="ro1">
            <table:table-cell table:number-columns-repeated="3" table:style-name="ce1"/>
            <table:table-cell office:value-type="string" table:style-name="ce1">
              <text:p>Design patterns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Analysis patterns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UML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6">
              <text:p>end</text:p>
            </table:table-cell>
            <table:table-cell table:number-columns-repeated="16380"/>
          </table:table-row>
        </table:table-row-group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General</text:p>
          </table:table-cell>
          <table:table-cell office:value-type="string" table:style-name="ce1">
            <text:p>Training</text:p>
          </table:table-cell>
          <table:table-cell office:value-type="string" table:style-name="ce1">
            <text:p>Learn general engineering principles</text:p>
          </table:table-cell>
          <table:table-cell table:number-columns-repeated="16381" table:style-name="ce1"/>
        </table:table-row>
        <table:table-row-group>
          <table:table-row table:style-name="ro1">
            <table:table-cell table:number-columns-repeated="3" table:style-name="ce1"/>
            <table:table-cell office:value-type="string" table:style-name="ce1">
              <text:p>Design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HMI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6">
              <text:p>end</text:p>
            </table:table-cell>
            <table:table-cell table:number-columns-repeated="16380"/>
          </table:table-row>
        </table:table-row-group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General</text:p>
          </table:table-cell>
          <table:table-cell office:value-type="string" table:style-name="ce1">
            <text:p>Training</text:p>
          </table:table-cell>
          <table:table-cell office:value-type="string" table:style-name="ce1">
            <text:p>Learn general production principles</text:p>
          </table:table-cell>
          <table:table-cell table:number-columns-repeated="16381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General</text:p>
          </table:table-cell>
          <table:table-cell office:value-type="string" table:style-name="ce1">
            <text:p>Training</text:p>
          </table:table-cell>
          <table:table-cell office:value-type="string" table:style-name="ce1">
            <text:p>Learn SysEng</text:p>
          </table:table-cell>
          <table:table-cell table:number-columns-repeated="16381" table:style-name="ce1"/>
        </table:table-row>
        <table:table-row-group>
          <table:table-row table:style-name="ro1">
            <table:table-cell table:number-columns-repeated="3" table:style-name="ce1"/>
            <table:table-cell office:value-type="string" table:style-name="ce1">
              <text:p>Read www.sebokwiki.org (SEBOK)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Read ISO/IEC 15288 - SE Lifecycle processes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NASA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6">
              <text:p>end</text:p>
            </table:table-cell>
            <table:table-cell table:number-columns-repeated="16380" table:style-name="ce1"/>
          </table:table-row>
        </table:table-row-group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General</text:p>
          </table:table-cell>
          <table:table-cell office:value-type="string" table:style-name="ce1">
            <text:p>Training</text:p>
          </table:table-cell>
          <table:table-cell office:value-type="string" table:style-name="ce1">
            <text:p>Learn different techniques</text:p>
          </table:table-cell>
          <table:table-cell table:number-columns-repeated="16381" table:style-name="ce1"/>
        </table:table-row>
        <table:table-row-group>
          <table:table-row table:style-name="ro1">
            <table:table-cell table:number-columns-repeated="3" table:style-name="ce1"/>
            <table:table-cell office:value-type="string" table:style-name="ce1">
              <text:p>CppUnit, GoogleTest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Google lint, Facebook flint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EPF (Eclipse Process Framework)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Enterprise Architect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ClearCase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6">
              <text:p>end</text:p>
            </table:table-cell>
            <table:table-cell table:number-columns-repeated="16380" table:style-name="ce1"/>
          </table:table-row>
        </table:table-row-group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UA</text:p>
          </table:table-cell>
          <table:table-cell office:value-type="string" table:style-name="ce1">
            <text:p>Dev:SysDev:MEDev</text:p>
          </table:table-cell>
          <table:table-cell office:value-type="string" table:style-name="ce1">
            <text:p>Metal Housing Design</text:p>
          </table:table-cell>
          <table:table-cell table:style-name="ce1"/>
          <table:table-cell office:value-type="float" office:value="11" table:formula="of:=SUM([.E94:.E102])" table:style-name="ce1">
            <text:p>11</text:p>
          </table:table-cell>
          <table:table-cell table:number-columns-repeated="16379"/>
        </table:table-row>
        <table:table-row-group>
          <table:table-row table:style-name="ro1">
            <table:table-cell table:number-columns-repeated="3" table:style-name="ce1"/>
            <table:table-cell office:value-type="string" table:style-name="ce1">
              <text:p>Arrange a person with Jeremy Malaize</text:p>
            </table:table-cell>
            <table:table-cell office:value-type="float" office:value="1" table:style-name="ce1">
              <text:p>1</text:p>
            </table:table-cell>
            <table:table-cell table:number-columns-repeated="16379"/>
          </table:table-row>
          <table:table-row table:style-name="ro1">
            <table:table-cell table:style-name="ce1"/>
            <table:table-cell office:value-type="string" table:style-name="ce1">
              <text:p>Dev:SysDev:MEDev:Spec</text:p>
            </table:table-cell>
            <table:table-cell table:style-name="ce1"/>
            <table:table-cell office:value-type="string" table:style-name="ce1">
              <text:p>Write a ME spec</text:p>
            </table:table-cell>
            <table:table-cell office:value-type="float" office:value="1" table:style-name="ce1">
              <text:p>1</text:p>
            </table:table-cell>
            <table:table-cell table:number-columns-repeated="16379"/>
          </table:table-row>
          <table:table-row table:style-name="ro1">
            <table:table-cell table:number-columns-repeated="3" table:style-name="ce1"/>
            <table:table-cell office:value-type="string" table:style-name="ce1">
              <text:p>Meeting with the person</text:p>
            </table:table-cell>
            <table:table-cell office:value-type="float" office:value="4" table:style-name="ce1">
              <text:p>4</text:p>
            </table:table-cell>
            <table:table-cell table:number-columns-repeated="16379"/>
          </table:table-row>
          <table:table-row table:style-name="ro1">
            <table:table-cell table:style-name="ce1"/>
            <table:table-cell office:value-type="string" table:style-name="ce1">
              <text:p>Dev:SysDev:MEDev:Review</text:p>
            </table:table-cell>
            <table:table-cell table:style-name="ce1"/>
            <table:table-cell office:value-type="string" table:style-name="ce1">
              <text:p>Design review</text:p>
            </table:table-cell>
            <table:table-cell office:value-type="float" office:value="2" table:style-name="ce1">
              <text:p>2</text:p>
            </table:table-cell>
            <table:table-cell table:number-columns-repeated="16379"/>
          </table:table-row>
          <table:table-row table:style-name="ro1">
            <table:table-cell table:number-columns-repeated="3" table:style-name="ce1"/>
            <table:table-cell office:value-type="string" table:style-name="ce1">
              <text:p>Obtain offer from AB (via MHU)</text:p>
            </table:table-cell>
            <table:table-cell office:value-type="float" office:value="1" table:style-name="ce1">
              <text:p>1</text:p>
            </table:table-cell>
            <table:table-cell table:number-columns-repeated="16379"/>
          </table:table-row>
          <table:table-row table:style-name="ro1">
            <table:table-cell table:number-columns-repeated="3" table:style-name="ce1"/>
            <table:table-cell office:value-type="string" table:style-name="ce1">
              <text:p>Prepare purch spec (with RTE)</text:p>
            </table:table-cell>
            <table:table-cell office:value-type="float" office:value="1" table:style-name="ce1">
              <text:p>1</text:p>
            </table:table-cell>
            <table:table-cell table:number-columns-repeated="16379"/>
          </table:table-row>
          <table:table-row table:style-name="ro1">
            <table:table-cell table:style-name="ce1"/>
            <table:table-cell office:value-type="string" table:style-name="ce1">
              <text:p>Dev:Prototyping:ME-Proto1</text:p>
            </table:table-cell>
            <table:table-cell table:style-name="ce1"/>
            <table:table-cell office:value-type="string" table:style-name="ce1">
              <text:p>Buy proto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Validate proto (measure/integrate)</text:p>
            </table:table-cell>
            <table:table-cell office:value-type="float" office:value="1" table:style-name="ce1">
              <text:p>1</text:p>
            </table:table-cell>
            <table:table-cell table:number-columns-repeated="16379"/>
          </table:table-row>
          <table:table-row table:style-name="ro1">
            <table:table-cell table:number-columns-repeated="4" table:style-name="ce1"/>
            <table:table-cell office:value-type="string" table:style-name="ce1">
              <text:p>end</text:p>
            </table:table-cell>
            <table:table-cell table:number-columns-repeated="16379"/>
          </table:table-row>
        </table:table-row-group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UA</text:p>
          </table:table-cell>
          <table:table-cell office:value-type="string" table:style-name="ce1">
            <text:p>Dev:SysDev:UXDev</text:p>
          </table:table-cell>
          <table:table-cell office:value-type="string" table:style-name="ce1">
            <text:p>Front plate sticker design</text:p>
          </table:table-cell>
          <table:table-cell table:style-name="ce1"/>
          <table:table-cell office:value-type="float" office:value="4" table:formula="of:=SUM([.E105:.E108])" table:style-name="ce1">
            <text:p>4</text:p>
          </table:table-cell>
          <table:table-cell table:number-columns-repeated="16379"/>
        </table:table-row>
        <table:table-row-group>
          <table:table-row table:style-name="ro1">
            <table:table-cell table:number-columns-repeated="3" table:style-name="ce1"/>
            <table:table-cell office:value-type="string" table:style-name="ce1">
              <text:p>Discuss with XLH</text:p>
            </table:table-cell>
            <table:table-cell office:value-type="float" office:value="1" table:style-name="ce1">
              <text:p>1</text:p>
            </table:table-cell>
            <table:table-cell table:number-columns-repeated="16379"/>
          </table:table-row>
          <table:table-row table:style-name="ro1">
            <table:table-cell table:number-columns-repeated="3" table:style-name="ce1"/>
            <table:table-cell office:value-type="string" table:style-name="ce1">
              <text:p>Draw a prototype for the frontplate</text:p>
            </table:table-cell>
            <table:table-cell office:value-type="float" office:value="2" table:style-name="ce1">
              <text:p>2</text:p>
            </table:table-cell>
            <table:table-cell table:number-columns-repeated="16379"/>
          </table:table-row>
          <table:table-row table:style-name="ro1">
            <table:table-cell table:number-columns-repeated="3" table:style-name="ce1"/>
            <table:table-cell office:value-type="string" table:style-name="ce1">
              <text:p>Draw a prototype for the topbox</text:p>
            </table:table-cell>
            <table:table-cell office:value-type="float" office:value="1" table:style-name="ce1">
              <text:p>1</text:p>
            </table:table-cell>
            <table:table-cell table:number-columns-repeated="16379"/>
          </table:table-row>
          <table:table-row table:style-name="ro1">
            <table:table-cell table:number-columns-repeated="4" table:style-name="ce1"/>
            <table:table-cell office:value-type="string" table:style-name="ce1">
              <text:p>end</text:p>
            </table:table-cell>
            <table:table-cell table:number-columns-repeated="16379"/>
          </table:table-row>
        </table:table-row-group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UA</text:p>
          </table:table-cell>
          <table:table-cell office:value-type="string" table:style-name="ce1">
            <text:p>Dev:SysDev:HWDev:Proto1:FPGADev</text:p>
          </table:table-cell>
          <table:table-cell office:value-type="string" table:style-name="ce1">
            <text:p>FPGA G189 (Artix-7)</text:p>
          </table:table-cell>
          <table:table-cell table:number-columns-repeated="16381" table:style-name="ce1"/>
        </table:table-row>
        <table:table-row-group>
          <table:table-row table:style-name="ro1">
            <table:table-cell table:number-columns-repeated="3" table:style-name="ce1"/>
            <table:table-cell office:value-type="string" table:style-name="ce5">
              <text:p>Update IPs</text:p>
            </table:table-cell>
            <table:table-cell office:value-type="float" office:value="1" table:style-name="ce1">
              <text:p>1</text:p>
            </table:table-cell>
            <table:table-cell table:number-columns-repeated="16379"/>
          </table:table-row>
          <table:table-row table:style-name="ro1">
            <table:table-cell table:number-columns-repeated="3" table:style-name="ce1"/>
            <table:table-cell office:value-type="string" table:style-name="ce5">
              <text:p>Update bd_UAC.tcl</text:p>
            </table:table-cell>
            <table:table-cell office:value-type="float" office:value="1" table:style-name="ce1">
              <text:p>1</text:p>
            </table:table-cell>
            <table:table-cell table:number-columns-repeated="16379"/>
          </table:table-row>
          <table:table-row table:style-name="ro1">
            <table:table-cell table:number-columns-repeated="3"/>
            <table:table-cell office:value-type="string" table:style-name="ce5">
              <text:p>Compile design</text:p>
            </table:table-cell>
            <table:table-cell office:value-type="float" office:value="2" table:style-name="ce1">
              <text:p>2</text:p>
            </table:table-cell>
            <table:table-cell office:value-type="float" office:value="5" table:style-name="ce1">
              <text:p>5</text:p>
            </table:table-cell>
            <table:table-cell table:number-columns-repeated="16378"/>
          </table:table-row>
          <table:table-row table:style-name="ro1">
            <table:table-cell table:number-columns-repeated="3"/>
            <table:table-cell office:value-type="string" table:style-name="ce1">
              <text:p>Analyze design structure - make a block diagram, what's left?</text:p>
            </table:table-cell>
            <table:table-cell office:value-type="float" office:value="4" table:style-name="ce1">
              <text:p>4</text:p>
            </table:table-cell>
            <table:table-cell table:number-columns-repeated="16379" table:style-name="ce1"/>
          </table:table-row>
          <table:table-row table:style-name="ro1">
            <table:table-cell table:number-columns-repeated="3"/>
            <table:table-cell office:value-type="string" table:style-name="ce7">
              <text:p>Create IP and SW in Zynq for serial configuration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Check/complete instantiation/configuration of PCIe block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Check instantiation/configuration of Ethernet Light block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Read AXI4 spec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Verify AXI4 backbone and connections to it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Implement AXI Chip2Chip ref design (XAP1160)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Learn HSCI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Verification of HSCI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Learn PDL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Verification of PDL (ported from Virtex-6)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Learn JLink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HSCI/PDL dataflows - where ?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What passes on Axi chip2chip, and what - on JLink ?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Select clocking scheme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Constraints and timing closure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Overall Verification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6">
              <text:p>end</text:p>
            </table:table-cell>
            <table:table-cell table:number-columns-repeated="16380" table:style-name="ce1"/>
          </table:table-row>
        </table:table-row-group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UA</text:p>
          </table:table-cell>
          <table:table-cell office:value-type="string" table:style-name="ce1">
            <text:p>Dev:SysDev:HWDev:Proto1:FPGADev</text:p>
          </table:table-cell>
          <table:table-cell office:value-type="string" table:style-name="ce1">
            <text:p>FPGA G200 (Zynq-7020)</text:p>
          </table:table-cell>
          <table:table-cell table:number-columns-repeated="16381" table:style-name="ce1"/>
        </table:table-row>
        <table:table-row-group>
          <table:table-row table:style-name="ro1">
            <table:table-cell table:number-columns-repeated="3" table:style-name="ce1"/>
            <table:table-cell office:value-type="string" table:style-name="ce1">
              <text:p>Compile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Make a block diagram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Verify MIO settings and pinning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Configure via Zynq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Setup AXI Chip2Chip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Setup JLink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6">
              <text:p>end</text:p>
            </table:table-cell>
            <table:table-cell table:number-columns-repeated="16380" table:style-name="ce1"/>
          </table:table-row>
        </table:table-row-group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UA</text:p>
          </table:table-cell>
          <table:table-cell office:value-type="string" table:style-name="ce1">
            <text:p>Training:Team:HW</text:p>
          </table:table-cell>
          <table:table-cell office:value-type="string" table:style-name="ce1">
            <text:p>Learn Vivado</text:p>
          </table:table-cell>
          <table:table-cell table:number-columns-repeated="16381" table:style-name="ce1"/>
        </table:table-row>
        <table:table-row-group>
          <table:table-row table:style-name="ro1">
            <table:table-cell table:number-columns-repeated="3" table:style-name="ce1"/>
            <table:table-cell office:value-type="string" table:style-name="ce5">
              <text:p>Read UG910 - Getting Started with Vivado Design Suite</text:p>
            </table:table-cell>
            <table:table-cell office:value-type="float" office:value="0.5" table:style-name="ce1">
              <text:p>0.5</text:p>
            </table:table-cell>
            <table:table-cell office:value-type="float" office:value="0.5" table:style-name="ce1">
              <text:p>0.5</text:p>
            </table:table-cell>
            <table:table-cell table:number-columns-repeated="16378"/>
          </table:table-row>
          <table:table-row table:style-name="ro1">
            <table:table-cell table:number-columns-repeated="3" table:style-name="ce1"/>
            <table:table-cell office:value-type="string" table:style-name="ce5">
              <text:p>Read UG892 - Design Flows Overview</text:p>
            </table:table-cell>
            <table:table-cell office:value-type="float" office:value="2" table:style-name="ce1">
              <text:p>2</text:p>
            </table:table-cell>
            <table:table-cell office:value-type="float" office:value="3" table:style-name="ce1">
              <text:p>3</text:p>
            </table:table-cell>
            <table:table-cell table:number-columns-repeated="16378"/>
          </table:table-row>
          <table:table-row table:style-name="ro1">
            <table:table-cell table:number-columns-repeated="3"/>
            <table:table-cell office:value-type="string" table:style-name="ce1">
              <text:p>Make UG888 - UG892 Tutorial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Read UG949 - UltraFAST Design Methodology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Read UG894 - Using Tcl Scripting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Read UG895 - System Level Design Entry</text:p>
            </table:table-cell>
            <table:table-cell office:value-type="float" office:value="5" table:style-name="ce1">
              <text:p>5</text:p>
            </table:table-cell>
            <table:table-cell table:style-name="ce1"/>
            <table:table-cell office:value-type="string" table:style-name="ce1">
              <text:p>100 pg - 20pg/h</text:p>
            </table:table-cell>
            <table:table-cell table:number-columns-repeated="16377"/>
          </table:table-row>
          <table:table-row table:style-name="ro1">
            <table:table-cell table:number-columns-repeated="3"/>
            <table:table-cell office:value-type="string" table:style-name="ce1">
              <text:p>Read UG896 - Designing with IP</text:p>
            </table:table-cell>
            <table:table-cell office:value-type="float" office:value="2" table:style-name="ce1">
              <text:p>2</text:p>
            </table:table-cell>
            <table:table-cell table:number-columns-repeated="16379" table:style-name="ce1"/>
          </table:table-row>
          <table:table-row table:style-name="ro1">
            <table:table-cell table:number-columns-repeated="3"/>
            <table:table-cell office:value-type="string" table:style-name="ce1">
              <text:p>Make UG939 - UG896 Tutorial</text:p>
            </table:table-cell>
            <table:table-cell office:value-type="float" office:value="2" table:style-name="ce1">
              <text:p>2</text:p>
            </table:table-cell>
            <table:table-cell table:number-columns-repeated="16379" table:style-name="ce1"/>
          </table:table-row>
          <table:table-row table:style-name="ro1">
            <table:table-cell table:number-columns-repeated="3"/>
            <table:table-cell office:value-type="string" table:style-name="ce1">
              <text:p>Read UG899 - I/O and Clock Planning</text:p>
            </table:table-cell>
            <table:table-cell office:value-type="float" office:value="3" table:style-name="ce1">
              <text:p>3</text:p>
            </table:table-cell>
            <table:table-cell table:style-name="ce1"/>
            <table:table-cell office:value-type="string" table:style-name="ce1">
              <text:p>70 pg - 20 pg/h</text:p>
            </table:table-cell>
            <table:table-cell table:number-columns-repeated="16377"/>
          </table:table-row>
          <table:table-row table:style-name="ro1">
            <table:table-cell table:number-columns-repeated="3"/>
            <table:table-cell office:value-type="string" table:style-name="ce1">
              <text:p>Read UG900 - Logic Simulation</text:p>
            </table:table-cell>
            <table:table-cell office:value-type="float" office:value="8" table:style-name="ce1">
              <text:p>8</text:p>
            </table:table-cell>
            <table:table-cell table:style-name="ce1"/>
            <table:table-cell office:value-type="float" office:value="170" table:style-name="ce1">
              <text:p>170</text:p>
            </table:table-cell>
            <table:table-cell table:number-columns-repeated="16377"/>
          </table:table-row>
          <table:table-row table:style-name="ro1">
            <table:table-cell table:number-columns-repeated="3"/>
            <table:table-cell office:value-type="string" table:style-name="ce1">
              <text:p>Make UG937 - UG900 Tutorial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Read UG903 - Using Constraints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Make UG945 - UG903 Tutorial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Read UG901 - Synthesis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Read UG904 - Implementation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Make UG986 - UG904 Tutorial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Read UG905 - Hierarchical Design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Make UG946 - UG905 Tutorial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Read UG906 - Design Analysis and Closure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Make UG938 - UG906 Tutorial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Read UG907 - Power Analysis and Optimization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Make UG997 - UG907 Tutorial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Read UG908 - Programming and Debugging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Make UG936 - UG908 Tutorial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Read UG897 - DSP via Vivado System Generator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Make UG948 - UG897 Tutorial</text:p>
            </table:table-cell>
            <table:table-cell office:value-type="float" office:value="4" table:style-name="ce1">
              <text:p>4</text:p>
            </table:table-cell>
            <table:table-cell table:style-name="ce1"/>
            <table:table-cell office:value-type="string" table:style-name="ce1">
              <text:p>90 - 20 pg/h</text:p>
            </table:table-cell>
            <table:table-cell table:number-columns-repeated="16377"/>
          </table:table-row>
          <table:table-row table:style-name="ro1">
            <table:table-cell table:number-columns-repeated="3"/>
            <table:table-cell office:value-type="string" table:style-name="ce1">
              <text:p>Read UG994 - Designing IP Subsystems with IP Integrator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Make UG995 - UG994 Tutorial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Read UG898 - Embedded Processor HW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Make UG940 - UG898 Tutorial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Read UG902 - HLS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Make UG871 - UG902 Tutorial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Read XAPP1168 - Packaging custom AXI IP for use in IP integrator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Read XAPP1165 - Using Vivado with SCM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6">
              <text:p>end</text:p>
            </table:table-cell>
            <table:table-cell table:number-columns-repeated="16380"/>
          </table:table-row>
        </table:table-row-group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UA</text:p>
          </table:table-cell>
          <table:table-cell office:value-type="string" table:style-name="ce1">
            <text:p>Training:Team:HW</text:p>
          </table:table-cell>
          <table:table-cell office:value-type="string" table:style-name="ce1">
            <text:p>Learn Series-7 FPGA</text:p>
          </table:table-cell>
          <table:table-cell table:number-columns-repeated="16381" table:style-name="ce1"/>
        </table:table-row>
        <table:table-row-group>
          <table:table-row table:style-name="ro1">
            <table:table-cell table:number-columns-repeated="3" table:style-name="ce1"/>
            <table:table-cell office:value-type="string" table:style-name="ce1">
              <text:p>Read UG472 - Clocking Resources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Read UG471 - Select IO Resources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Read UG474 - CLB Guide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Read UG482 - GTP transceivers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Read UG473 - Memory Resources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Read UG483 - PCB Design and Pin Planning Guide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Read PG054 - Integrated PCIe block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Read UG480 - XADC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Read XAPP1160 - AXI Chip2Chip RefDesign for RT Video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Read XAPP1084 - Develop tamper-resistent designs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Read XAPP1086 - Develop Secure Designs with Isolation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Read XAPP795 - Driving the Xilinx ADC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Read XAPP554 - XADC Layout Guidelines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Read XAPP496 - Bitstream identific with USR_ACCESS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Read XAPP853 - Using a MCU to configure Series-7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6">
              <text:p>end</text:p>
            </table:table-cell>
            <table:table-cell table:number-columns-repeated="16380" table:style-name="ce1"/>
          </table:table-row>
        </table:table-row-group>
        <table:table-row table:style-name="ro1">
          <table:table-cell table:number-columns-repeated="3" table:style-name="ce1"/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1">
            <text:p>UA</text:p>
          </table:table-cell>
          <table:table-cell office:value-type="string" table:style-name="ce1">
            <text:p>Training:Team:HW</text:p>
          </table:table-cell>
          <table:table-cell office:value-type="string" table:style-name="ce1">
            <text:p>Learn Zynq-7020 &amp; SW development</text:p>
          </table:table-cell>
          <table:table-cell table:number-columns-repeated="16381" table:style-name="ce1"/>
        </table:table-row>
        <table:table-row-group>
          <table:table-row table:style-name="ro1">
            <table:table-cell table:number-columns-repeated="3" table:style-name="ce1"/>
            <table:table-cell office:value-type="string" table:style-name="ce1">
              <text:p>Read UG873 - Zynq Concepts, Tools and Techniques</text:p>
            </table:table-cell>
            <table:table-cell office:value-type="float" office:value="4" table:style-name="ce1">
              <text:p>4</text:p>
            </table:table-cell>
            <table:table-cell table:style-name="ce1"/>
            <table:table-cell office:value-type="string" table:style-name="ce1">
              <text:p>90 - 20 pg/h</text:p>
            </table:table-cell>
            <table:table-cell table:number-columns-repeated="16377"/>
          </table:table-row>
          <table:table-row table:style-name="ro1">
            <table:table-cell table:number-columns-repeated="3" table:style-name="ce1"/>
            <table:table-cell office:value-type="string" table:style-name="ce1">
              <text:p>Read UG1043 - Embedded System tools</text:p>
            </table:table-cell>
            <table:table-cell office:value-type="float" office:value="4" table:style-name="ce1">
              <text:p>4</text:p>
            </table:table-cell>
            <table:table-cell table:style-name="ce1"/>
            <table:table-cell office:value-type="string" table:style-name="ce1">
              <text:p>100 - 25 pg/h</text:p>
            </table:table-cell>
            <table:table-cell table:number-columns-repeated="16377"/>
          </table:table-row>
          <table:table-row table:style-name="ro1">
            <table:table-cell table:number-columns-repeated="3" table:style-name="ce1"/>
            <table:table-cell office:value-type="string" table:style-name="ce5">
              <text:p>Read UG821 - Zynq SW Developers Guide</text:p>
            </table:table-cell>
            <table:table-cell office:value-type="float" office:value="4" table:style-name="ce1">
              <text:p>4</text:p>
            </table:table-cell>
            <table:table-cell table:style-name="ce1"/>
            <table:table-cell office:value-type="string" table:style-name="ce1">
              <text:p>90 - 20 pgh</text:p>
            </table:table-cell>
            <table:table-cell table:number-columns-repeated="16377"/>
          </table:table-row>
          <table:table-row table:style-name="ro1">
            <table:table-cell table:number-columns-repeated="3" table:style-name="ce1"/>
            <table:table-cell office:value-type="string" table:style-name="ce1">
              <text:p>Read UG643 - OS and Libraries Ref</text:p>
            </table:table-cell>
            <table:table-cell office:value-type="float" office:value="5" table:style-name="ce1">
              <text:p>5</text:p>
            </table:table-cell>
            <table:table-cell table:style-name="ce1"/>
            <table:table-cell office:value-type="string" table:style-name="ce1">
              <text:p>150 - 30 pgh</text:p>
            </table:table-cell>
            <table:table-cell table:number-columns-repeated="16377"/>
          </table:table-row>
          <table:table-row table:style-name="ro1">
            <table:table-cell table:number-columns-repeated="3" table:style-name="ce1"/>
            <table:table-cell office:value-type="string" table:style-name="ce6">
              <text:p>end</text:p>
            </table:table-cell>
            <table:table-cell table:number-columns-repeated="16380" table:style-name="ce1"/>
          </table:table-row>
        </table:table-row-group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UA</text:p>
          </table:table-cell>
          <table:table-cell office:value-type="string" table:style-name="ce1">
            <text:p>Dev:DevEnv:IT_Tools</text:p>
          </table:table-cell>
          <table:table-cell office:value-type="string" table:style-name="ce1">
            <text:p>ASIC Machine &amp; JH Flo</text:p>
          </table:table-cell>
          <table:table-cell table:number-columns-repeated="16381" table:style-name="ce1"/>
        </table:table-row>
        <table:table-row-group>
          <table:table-row table:style-name="ro1">
            <table:table-cell table:number-columns-repeated="3" table:style-name="ce1"/>
            <table:table-cell office:value-type="string" table:style-name="ce5">
              <text:p>Find a way to program and FPGA via server on my PC</text:p>
            </table:table-cell>
            <table:table-cell office:value-type="float" office:value="1" table:style-name="ce1">
              <text:p>1</text:p>
            </table:table-cell>
            <table:table-cell table:number-columns-repeated="16379" table:style-name="ce1"/>
          </table:table-row>
          <table:table-row table:style-name="ro1">
            <table:table-cell table:number-columns-repeated="3" table:style-name="ce1"/>
            <table:table-cell office:value-type="string" table:style-name="ce5">
              <text:p>Fix problem with SFTP</text:p>
            </table:table-cell>
            <table:table-cell office:value-type="float" office:value="1" table:style-name="ce1">
              <text:p>1</text:p>
            </table:table-cell>
            <table:table-cell table:number-columns-repeated="16379" table:style-name="ce1"/>
          </table:table-row>
          <table:table-row table:style-name="ro1">
            <table:table-cell table:number-columns-repeated="3" table:style-name="ce1"/>
            <table:table-cell office:value-type="string" table:style-name="ce5">
              <text:p>Fix clipboard interaction to ASIC machine</text:p>
            </table:table-cell>
            <table:table-cell office:value-type="float" office:value="1" table:style-name="ce1">
              <text:p>1</text:p>
            </table:table-cell>
            <table:table-cell table:number-columns-repeated="16379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Create and document group policy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5">
              <text:p>Create accounts for TBR and IKA</text:p>
            </table:table-cell>
            <table:table-cell office:value-type="float" office:value="2" table:style-name="ce1">
              <text:p>2</text:p>
            </table:table-cell>
            <table:table-cell office:value-type="float" office:value="2" table:style-name="ce1">
              <text:p>2</text:p>
            </table:table-cell>
            <table:table-cell table:number-columns-repeated="16378"/>
          </table:table-row>
          <table:table-row table:style-name="ro1">
            <table:table-cell table:number-columns-repeated="3" table:style-name="ce1"/>
            <table:table-cell office:value-type="string" table:style-name="ce5">
              <text:p>Setup .login and .cshrc</text:p>
            </table:table-cell>
            <table:table-cell office:value-type="float" office:value="1" table:style-name="ce1">
              <text:p>1</text:p>
            </table:table-cell>
            <table:table-cell office:value-type="float" office:value="1" table:style-name="ce1">
              <text:p>1</text:p>
            </table:table-cell>
            <table:table-cell table:number-columns-repeated="16378"/>
          </table:table-row>
          <table:table-row table:style-name="ro1">
            <table:table-cell table:number-columns-repeated="3" table:style-name="ce1"/>
            <table:table-cell office:value-type="string" table:style-name="ce5">
              <text:p>Setup clearcase for each account</text:p>
            </table:table-cell>
            <table:table-cell office:value-type="float" office:value="3" table:style-name="ce1">
              <text:p>3</text:p>
            </table:table-cell>
            <table:table-cell office:value-type="float" office:value="2" table:style-name="ce1">
              <text:p>2</text:p>
            </table:table-cell>
            <table:table-cell table:number-columns-repeated="16378"/>
          </table:table-row>
          <table:table-row table:style-name="ro1">
            <table:table-cell table:number-columns-repeated="3" table:style-name="ce1"/>
            <table:table-cell office:value-type="string" table:style-name="ce1">
              <text:p>Obtain access to Xilinx and Mentor sites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Update Linux and install more packages (e.g. gcc for Vivado sim)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Make QuestaSim usable from Vivado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Install more Linux machines for remote compilations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6">
              <text:p>end</text:p>
            </table:table-cell>
            <table:table-cell table:number-columns-repeated="16380" table:style-name="ce1"/>
          </table:table-row>
        </table:table-row-group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General</text:p>
          </table:table-cell>
          <table:table-cell table:style-name="ce1"/>
          <table:table-cell office:value-type="string" table:style-name="ce1">
            <text:p>Master JH Flow</text:p>
          </table:table-cell>
          <table:table-cell table:number-columns-repeated="16381" table:style-name="ce1"/>
        </table:table-row>
        <table:table-row-group>
          <table:table-row table:style-name="ro1">
            <table:table-cell table:number-columns-repeated="3" table:style-name="ce1"/>
            <table:table-cell office:value-type="string" table:style-name="ce1">
              <text:p>Learn all JH scripts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Learn Vivado-related scripts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6">
              <text:p>end</text:p>
            </table:table-cell>
            <table:table-cell table:number-columns-repeated="16380" table:style-name="ce1"/>
          </table:table-row>
        </table:table-row-group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UA</text:p>
          </table:table-cell>
          <table:table-cell office:value-type="string" table:style-name="ce1">
            <text:p>Dev:SysDev:HWDev:Proto1:DesReview</text:p>
          </table:table-cell>
          <table:table-cell office:value-type="string" table:style-name="ce1">
            <text:p>HW Design Review</text:p>
          </table:table-cell>
          <table:table-cell table:number-columns-repeated="16381" table:style-name="ce1"/>
        </table:table-row>
        <table:table-row-group>
          <table:table-row table:style-name="ro1">
            <table:table-cell table:number-columns-repeated="3" table:style-name="ce1"/>
            <table:table-cell office:value-type="string" table:style-name="ce1">
              <text:p>Check Bode Calculation</text:p>
            </table:table-cell>
            <table:table-cell office:value-type="float" office:value="2" table:style-name="ce1">
              <text:p>2</text:p>
            </table:table-cell>
            <table:table-cell table:number-columns-repeated="16379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Complete the list of design concerns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Use the list of design concerns to complete the list of FRS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5">
              <text:p>Read Artix-7 design advisaries and Errata and check if they apply</text:p>
            </table:table-cell>
            <table:table-cell office:value-type="float" office:value="1" table:style-name="ce1">
              <text:p>1</text:p>
            </table:table-cell>
            <table:table-cell office:value-type="float" office:value="1" table:style-name="ce1">
              <text:p>1</text:p>
            </table:table-cell>
            <table:table-cell table:number-columns-repeated="16378"/>
          </table:table-row>
          <table:table-row table:style-name="ro1">
            <table:table-cell table:number-columns-repeated="3" table:style-name="ce1"/>
            <table:table-cell office:value-type="string" table:style-name="ce5">
              <text:p>Have Monika &amp; RTE check the layout acc. to UG483 and XAPP554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5">
              <text:p>Make a CDR with ETI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6">
              <text:p>end</text:p>
            </table:table-cell>
            <table:table-cell table:number-columns-repeated="16380" table:style-name="ce1"/>
          </table:table-row>
        </table:table-row-group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UA</text:p>
          </table:table-cell>
          <table:table-cell office:value-type="string" table:style-name="ce1">
            <text:p>Dev:Proto:HWProto1:Bring-up</text:p>
          </table:table-cell>
          <table:table-cell office:value-type="string" table:style-name="ce1">
            <text:p>Proto Integration &amp; Bring-up</text:p>
          </table:table-cell>
          <table:table-cell table:number-columns-repeated="16381" table:style-name="ce1"/>
        </table:table-row>
        <table:table-row-group>
          <table:table-row table:style-name="ro1">
            <table:table-cell table:number-columns-repeated="3" table:style-name="ce1"/>
            <table:table-cell office:value-type="string" table:style-name="ce1">
              <text:p>Create an integration test plan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Define integration tests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Create integration tests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6">
              <text:p>end</text:p>
            </table:table-cell>
            <table:table-cell table:number-columns-repeated="16380" table:style-name="ce1"/>
          </table:table-row>
        </table:table-row-group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General</text:p>
          </table:table-cell>
          <table:table-cell table:style-name="ce1"/>
          <table:table-cell office:value-type="string" table:style-name="ce1">
            <text:p>Becoming prof</text:p>
          </table:table-cell>
          <table:table-cell table:number-columns-repeated="16381" table:style-name="ce1"/>
        </table:table-row>
        <table:table-row-group>
          <table:table-row table:style-name="ro1">
            <table:table-cell table:number-columns-repeated="3" table:style-name="ce1"/>
            <table:table-cell office:value-type="string" table:style-name="ce1">
              <text:p>Learn Vivado --&gt;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Learn Mentor Questa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Learn PSL, OVM, UVM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Learn SV, SC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Learn Zero-In CdC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Learn Zero-In Formal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Learn FPGA design - Partial reconfiguration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Learn FPGA design - HLS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Learn FPGA design - System Generator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Learn FPGA design - DSP algos - general, SDR, image, neural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Learn FPGA design - CPU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6">
              <text:p>end</text:p>
            </table:table-cell>
            <table:table-cell table:number-columns-repeated="16380"/>
          </table:table-row>
        </table:table-row-group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UL</text:p>
          </table:table-cell>
          <table:table-cell table:style-name="ce1"/>
          <table:table-cell office:value-type="string" table:style-name="ce1">
            <text:p>Improve UltimET Light compilation</text:p>
          </table:table-cell>
          <table:table-cell table:number-columns-repeated="16381" table:style-name="ce1"/>
        </table:table-row>
        <table:table-row-group>
          <table:table-row table:style-name="ro1">
            <table:table-cell table:number-columns-repeated="3" table:style-name="ce1"/>
            <table:table-cell office:value-type="string" table:style-name="ce1">
              <text:p>Switch to make files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Have one makefile for all products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Have one VisualDSP project for all products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Remove -REL suffix from UltimET .far names</text:p>
            </table:table-cell>
            <table:table-cell office:value-type="float" office:value="1" table:style-name="ce1">
              <text:p>1</text:p>
            </table:table-cell>
            <table:table-cell table:number-columns-repeated="16379"/>
          </table:table-row>
          <table:table-row table:style-name="ro1">
            <table:table-cell table:number-columns-repeated="3" table:style-name="ce1"/>
            <table:table-cell office:value-type="string" table:style-name="ce6">
              <text:p>end</text:p>
            </table:table-cell>
            <table:table-cell table:number-columns-repeated="16380" table:style-name="ce1"/>
          </table:table-row>
        </table:table-row-group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ULPCI</text:p>
          </table:table-cell>
          <table:table-cell table:style-name="ce1"/>
          <table:table-cell office:value-type="string" table:style-name="ce1">
            <text:p>Finish ULPCIe and prepare for QM-&gt;S0 transition</text:p>
          </table:table-cell>
          <table:table-cell table:number-columns-repeated="16381" table:style-name="ce1"/>
        </table:table-row>
        <table:table-row-group>
          <table:table-row table:style-name="ro1">
            <table:table-cell table:number-columns-repeated="3" table:style-name="ce1"/>
            <table:table-cell office:value-type="string" table:style-name="ce5">
              <text:p>New front plate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Laser inscribed labels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5">
              <text:p>New label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5">
              <text:p>Convoke a CDR meeting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5">
              <text:p>Measure performance on FUJI target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5">
              <text:p>Prepare a qualification plan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5">
              <text:p>Prepare the strategic components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5">
              <text:p>Order ICT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Re-qualify TUV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6">
              <text:p>end</text:p>
            </table:table-cell>
            <table:table-cell table:number-columns-repeated="16380" table:style-name="ce1"/>
          </table:table-row>
        </table:table-row-group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General</text:p>
          </table:table-cell>
          <table:table-cell table:style-name="ce1"/>
          <table:table-cell office:value-type="string" table:style-name="ce1">
            <text:p>Improve SW Process</text:p>
          </table:table-cell>
          <table:table-cell table:number-columns-repeated="16381" table:style-name="ce1"/>
        </table:table-row>
        <table:table-row-group>
          <table:table-row table:style-name="ro1">
            <table:table-cell table:number-columns-repeated="3"/>
            <table:table-cell office:value-type="string" table:style-name="ce5">
              <text:p>Introduce MISRA</text:p>
            </table:table-cell>
            <table:table-cell table:number-columns-repeated="16380"/>
          </table:table-row>
          <table:table-row table:style-name="ro1">
            <table:table-cell table:number-columns-repeated="3"/>
            <table:table-cell office:value-type="string" table:style-name="ce1">
              <text:p>Introduce static analysis</text:p>
            </table:table-cell>
            <table:table-cell table:number-columns-repeated="16380"/>
          </table:table-row>
          <table:table-row table:style-name="ro1">
            <table:table-cell table:number-columns-repeated="3"/>
            <table:table-cell office:value-type="string" table:style-name="ce1">
              <text:p>Introduce SW Engineering practices acc. ISO 12207</text:p>
            </table:table-cell>
            <table:table-cell table:number-columns-repeated="16380"/>
          </table:table-row>
          <table:table-row table:style-name="ro1">
            <table:table-cell table:number-columns-repeated="3"/>
            <table:table-cell office:value-type="string" table:style-name="ce1">
              <text:p>Strive for SPICE compliance with ISO 15504</text:p>
            </table:table-cell>
            <table:table-cell table:number-columns-repeated="16380"/>
          </table:table-row>
          <table:table-row table:style-name="ro1">
            <table:table-cell table:number-columns-repeated="3"/>
            <table:table-cell office:value-type="string" table:style-name="ce6">
              <text:p>end</text:p>
            </table:table-cell>
            <table:table-cell table:number-columns-repeated="16380"/>
          </table:table-row>
        </table:table-row-group>
        <table:table-row table:number-rows-repeated="1048299" table:style-name="ro3">
          <table:table-cell table:number-columns-repeated="16384"/>
        </table:table-row>
      </table:table>
      <table:table table:name="Italian" table:style-name="ta2">
        <table:table-column table:style-name="co2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" table:number-columns-repeated="16377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Topic</text:p>
          </table:table-cell>
          <table:table-cell office:value-type="string" table:style-name="ce1">
            <text:p>Sub-topic</text:p>
          </table:table-cell>
          <table:table-cell office:value-type="string" table:style-name="ce1">
            <text:p>Sub-topic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Resource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Overall acquaintance</text:p>
          </table:table-cell>
          <table:table-cell office:value-type="string" table:style-name="ce1">
            <text:p>Book "Italiano per straneri"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Grammar</text:p>
          </table:table-cell>
          <table:table-cell office:value-type="string" table:style-name="ce1">
            <text:p>Alphabet &amp; Phonetics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Grammar</text:p>
          </table:table-cell>
          <table:table-cell office:value-type="string" table:style-name="ce1">
            <text:p>Indefinite articles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Grammar</text:p>
          </table:table-cell>
          <table:table-cell office:value-type="string" table:style-name="ce1">
            <text:p>Definite articles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Grammar</text:p>
          </table:table-cell>
          <table:table-cell office:value-type="string" table:style-name="ce1">
            <text:p>Gender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Grammar</text:p>
          </table:table-cell>
          <table:table-cell office:value-type="string" table:style-name="ce1">
            <text:p>Plurals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Grammar</text:p>
          </table:table-cell>
          <table:table-cell office:value-type="string" table:style-name="ce1">
            <text:p>Superlatives &amp; Comparison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Grammar</text:p>
          </table:table-cell>
          <table:table-cell office:value-type="string" table:style-name="ce1">
            <text:p>Pronouns</text:p>
          </table:table-cell>
          <table:table-cell office:value-type="string" table:style-name="ce1">
            <text:p>Personal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Grammar</text:p>
          </table:table-cell>
          <table:table-cell office:value-type="string" table:style-name="ce1">
            <text:p>Pronouns</text:p>
          </table:table-cell>
          <table:table-cell office:value-type="string" table:style-name="ce1">
            <text:p>Possessive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Grammar</text:p>
          </table:table-cell>
          <table:table-cell office:value-type="string" table:style-name="ce1">
            <text:p>Pronouns</text:p>
          </table:table-cell>
          <table:table-cell office:value-type="string" table:style-name="ce1">
            <text:p>Demonstrative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Grammar</text:p>
          </table:table-cell>
          <table:table-cell office:value-type="string" table:style-name="ce1">
            <text:p>Pronouns</text:p>
          </table:table-cell>
          <table:table-cell office:value-type="string" table:style-name="ce1">
            <text:p>Indefinite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Grammar</text:p>
          </table:table-cell>
          <table:table-cell office:value-type="string" table:style-name="ce1">
            <text:p>Pronouns</text:p>
          </table:table-cell>
          <table:table-cell office:value-type="string" table:style-name="ce1">
            <text:p>Relative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Grammar</text:p>
          </table:table-cell>
          <table:table-cell office:value-type="string" table:style-name="ce1">
            <text:p>Pronouns</text:p>
          </table:table-cell>
          <table:table-cell office:value-type="string" table:style-name="ce1">
            <text:p>Interrogative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Grammar</text:p>
          </table:table-cell>
          <table:table-cell office:value-type="string" table:style-name="ce1">
            <text:p>Prepositions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Grammar</text:p>
          </table:table-cell>
          <table:table-cell office:value-type="string" table:style-name="ce1">
            <text:p>Adverbs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Grammar</text:p>
          </table:table-cell>
          <table:table-cell office:value-type="string" table:style-name="ce1">
            <text:p>Verb conjugations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Grammar</text:p>
          </table:table-cell>
          <table:table-cell office:value-type="string" table:style-name="ce1">
            <text:p>Verb tenses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Grammar</text:p>
          </table:table-cell>
          <table:table-cell office:value-type="string" table:style-name="ce1">
            <text:p>Irregular verbs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Grammar</text:p>
          </table:table-cell>
          <table:table-cell office:value-type="string" table:style-name="ce1">
            <text:p>Numbers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Grammar</text:p>
          </table:table-cell>
          <table:table-cell office:value-type="string" table:style-name="ce1">
            <text:p>Conjunctions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Vocabulary</text:p>
          </table:table-cell>
          <table:table-cell office:value-type="string" table:style-name="ce1">
            <text:p>Date/Time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Vocabulary</text:p>
          </table:table-cell>
          <table:table-cell office:value-type="string" table:style-name="ce1">
            <text:p>Seasons/Months/Days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Vocabulary</text:p>
          </table:table-cell>
          <table:table-cell office:value-type="string" table:style-name="ce1">
            <text:p>Colors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Vocabulary</text:p>
          </table:table-cell>
          <table:table-cell office:value-type="string" table:style-name="ce1">
            <text:p>Directions, distances, units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Vocabulary</text:p>
          </table:table-cell>
          <table:table-cell office:value-type="string" table:style-name="ce1">
            <text:p>Food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Vocabulary</text:p>
          </table:table-cell>
          <table:table-cell office:value-type="string" table:style-name="ce1">
            <text:p>Clothes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Vocabulary</text:p>
          </table:table-cell>
          <table:table-cell office:value-type="string" table:style-name="ce1">
            <text:p>Weather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Vocabulary</text:p>
          </table:table-cell>
          <table:table-cell office:value-type="string" table:style-name="ce1">
            <text:p>Hotel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Vocabulary</text:p>
          </table:table-cell>
          <table:table-cell office:value-type="string" table:style-name="ce1">
            <text:p>Household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Vocabulary</text:p>
          </table:table-cell>
          <table:table-cell office:value-type="string" table:style-name="ce1">
            <text:p>Family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Vocabulary</text:p>
          </table:table-cell>
          <table:table-cell office:value-type="string" table:style-name="ce1">
            <text:p>Work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Vocabulary</text:p>
          </table:table-cell>
          <table:table-cell office:value-type="string" table:style-name="ce1">
            <text:p>Travel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Vocabulary</text:p>
          </table:table-cell>
          <table:table-cell office:value-type="string" table:style-name="ce1">
            <text:p>Restaurant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Vocabulary</text:p>
          </table:table-cell>
          <table:table-cell office:value-type="string" table:style-name="ce1">
            <text:p>Bank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Vocabulary</text:p>
          </table:table-cell>
          <table:table-cell office:value-type="string" table:style-name="ce1">
            <text:p>City, house, state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Vocabulary</text:p>
          </table:table-cell>
          <table:table-cell office:value-type="string" table:style-name="ce1">
            <text:p>Emotions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Vocabulary</text:p>
          </table:table-cell>
          <table:table-cell office:value-type="string" table:style-name="ce1">
            <text:p>Qualities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Vocabulary</text:p>
          </table:table-cell>
          <table:table-cell office:value-type="string" table:style-name="ce1">
            <text:p>Countries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Vocabulary</text:p>
          </table:table-cell>
          <table:table-cell office:value-type="string" table:style-name="ce1">
            <text:p>Verbs</text:p>
          </table:table-cell>
          <table:table-cell office:value-type="string" table:style-name="ce1">
            <text:p>Movements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Vocabulary</text:p>
          </table:table-cell>
          <table:table-cell office:value-type="string" table:style-name="ce1">
            <text:p>Verbs</text:p>
          </table:table-cell>
          <table:table-cell office:value-type="string" table:style-name="ce1">
            <text:p>State change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Vocabulary</text:p>
          </table:table-cell>
          <table:table-cell office:value-type="string" table:style-name="ce1">
            <text:p>Verbs</text:p>
          </table:table-cell>
          <table:table-cell office:value-type="string" table:style-name="ce1">
            <text:p>Impersonal</text:p>
          </table:table-cell>
          <table:table-cell table:style-name="ce1"/>
          <table:table-cell office:value-type="string" table:style-name="ce1">
            <text:p>The "Vagabond blasts car verb rap" mnemonic</text:p>
          </table:table-cell>
          <table:table-cell office:value-type="string" table:style-name="ce1">
            <text:p>https://en.wiktionary.org/wiki/Category:Italian_impersonal_verbs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1">
            <text:p>Vocabulary</text:p>
          </table:table-cell>
          <table:table-cell office:value-type="string" table:style-name="ce1">
            <text:p>Phrases</text:p>
          </table:table-cell>
          <table:table-cell office:value-type="string" table:style-name="ce1">
            <text:p>Salutations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Vocabulary</text:p>
          </table:table-cell>
          <table:table-cell office:value-type="string" table:style-name="ce1">
            <text:p>Phrases</text:p>
          </table:table-cell>
          <table:table-cell office:value-type="string" table:style-name="ce1">
            <text:p>Questions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Vocabulary</text:p>
          </table:table-cell>
          <table:table-cell office:value-type="string" table:style-name="ce1">
            <text:p>Phrases</text:p>
          </table:table-cell>
          <table:table-cell office:value-type="string" table:style-name="ce1">
            <text:p>Politeness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Vocabulary</text:p>
          </table:table-cell>
          <table:table-cell office:value-type="string" table:style-name="ce1">
            <text:p>Idioms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https://www.rocketlanguages.com/italian/learn/</text:p>
          </table:table-cell>
          <table:table-cell table:number-columns-repeated="16381" table:style-name="ce1"/>
        </table:table-row>
        <table:table-row table:number-rows-repeated="104852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h5983</dc:creator>
    <meta:creation-date>2017-01-23T05:52:46Z</meta:creation-date>
    <dc:date>2017-03-29T16:18:13Z</dc:date>
    <meta:editing-cycles>11</meta:editing-cycles>
    <meta:editing-duration>PT0S</meta:editing-duration>
  </office:meta>
</office:document-meta>
</file>